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39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usr/bin/env bash</text:p>
      <text:p text:style-name="P1">#</text:p>
      <text:p text:style-name="P1"># The Alluxio Open Foundation licenses this work under the Apache License, version 2.0</text:p>
      <text:p text:style-name="P1"># (the "License"). You may not use this work except in compliance with the License, which is</text:p>
      <text:p text:style-name="P1"># available at www.apache.org/licenses/LICENSE-2.0</text:p>
      <text:p text:style-name="P1">#</text:p>
      <text:p text:style-name="P1"># This software is distributed on an "AS IS" basis, WITHOUT WARRANTIES OR CONDITIONS OF ANY KIND,</text:p>
      <text:p text:style-name="P1"># either express or implied, as more fully set forth in the License.</text:p>
      <text:p text:style-name="P1">#</text:p>
      <text:p text:style-name="P1"># See the NOTICE file distributed with this work for information regarding copyright ownership.</text:p>
      <text:p text:style-name="P1">#</text:p>
      <text:p text:style-name="P1"/>
      <text:p text:style-name="P1"># Copy it as alluxio-env.sh and edit that to configure Alluxio for your</text:p>
      <text:p text:style-name="P1"># site. This file is sourced to launch Alluxio servers or use Alluxio shell</text:p>
      <text:p text:style-name="P1"># commands.</text:p>
      <text:p text:style-name="P1">#</text:p>
      <text:p text:style-name="P1"># This file provides one way to configure Alluxio options by setting the</text:p>
      <text:p text:style-name="P1"># following listed environment variables. Note that, setting this file will not</text:p>
      <text:p text:style-name="P1"># affect jobs (e.g., Spark job or MapReduce job) that are using Alluxio client</text:p>
      <text:p text:style-name="P1"># as a library. Alternatively, you can edit alluxio-site.properties file, where</text:p>
      <text:p text:style-name="P1"># you can set all the configuration options supported by Alluxio</text:p>
      <text:p text:style-name="P1"># (http://alluxio.org/documentation/) which is respected by both external jobs</text:p>
      <text:p text:style-name="P1"># and Alluxio servers (or shell).</text:p>
      <text:p text:style-name="P1"/>
      <text:p text:style-name="P1"># The directory where Alluxio deployment is installed. (Default: the parent directory of libexec/).</text:p>
      <text:p text:style-name="P1">export ALLUXIO_HOME=/root/alluxio-1.1.0</text:p>
      <text:p text:style-name="P1"/>
      <text:p text:style-name="P1"># The directory where log files are stored. (Default: ${ALLUXIO_HOME}/logs).</text:p>
      <text:p text:style-name="P1">export ALLUXIO_LOGS_DIR=${ALLUXIO_HOME}/logs</text:p>
      <text:p text:style-name="P1"/>
      <text:p text:style-name="P1"># Hostname of the master.</text:p>
      <text:p text:style-name="P1">export ALLUXIO_MASTER_HOSTNAME=localhost</text:p>
      <text:p text:style-name="P1"/>
      <text:p text:style-name="P1"># This is now deprecated. Support will be removed in v2.0</text:p>
      <text:p text:style-name="P1"># ALLUXIO_MASTER_ADDRESS</text:p>
      <text:p text:style-name="P1"/>
      <text:p text:style-name="P1"># The directory where a worker stores in-memory data. (Default: /mnt/ramdisk).</text:p>
      <text:p text:style-name="P1"># E.g. On linux, <text:s/>/mnt/ramdisk for ramdisk, /dev/shm for tmpFS; on MacOS, /Volumes/ramdisk for ramdisk</text:p>
      <text:p text:style-name="P1">export ALLUXIO_RAM_FOLDER=${ALLUXIO_HOME}/ramdisk</text:p>
      <text:p text:style-name="P1"/>
      <text:p text:style-name="P1"># Address of the under filesystem address. (Default: ${ALLUXIO_HOME}/underFSStorage)</text:p>
      <text:p text:style-name="P1"># E.g. "/my/local/path" to use local fs, "hdfs://localhost:9000/alluxio" to use a local hdfs</text:p>
      <text:p text:style-name="P1">export ALLUXIO_UNDERFS_ADDRESS=/tmp</text:p>
      <text:p text:style-name="P1"/>
      <text:p text:style-name="P1"># How much memory to use per worker. (Default: 1GB)</text:p>
      <text:p text:style-name="P1"># E.g. "1000MB", "2GB"</text:p>
      <text:p text:style-name="P1">export ALLUXIO_WORKER_MEMORY_SIZE=3GB</text:p>
      <text:p text:style-name="P1"/>
      <text:p text:style-name="P1"># Config properties set for Alluxio master, worker and shell. (Default: "")</text:p>
      <text:p text:style-name="P1"># E.g. "-Dalluxio.master.port=39999"</text:p>
      <text:p text:style-name="P1"><text:soft-page-break/>export ALLUXIO_JAVA_OPTS="-Dlog4j.configuration=file:${ALLUXIO_HOME}/conf/log4j.properties</text:p>
      <text:p text:style-name="P1"><text:s text:c="2"/></text:p>
      <text:p text:style-name="P1"><text:s/></text:p>
      <text:p text:style-name="P1"><text:s text:c="2"/></text:p>
      <text:p text:style-name="P1"><text:s text:c="2"/>-Dorg.apache.jasper.compiler.disablejsr199=true</text:p>
      <text:p text:style-name="P1"><text:s text:c="2"/>-Djava.net.preferIPv4Stack=true</text:p>
      <text:p text:style-name="P1"><text:s text:c="2"/></text:p>
      <text:p text:style-name="P1">"</text:p>
      <text:p text:style-name="P1"/>
      <text:p text:style-name="P1"># Config properties set for Alluxio master daemon. (Default: "")</text:p>
      <text:p text:style-name="P1"># E.g. "-Dalluxio.master.port=39999"</text:p>
      <text:p text:style-name="P1">export ALLUXIO_MASTER_JAVA_OPTS="${ALLUXIO_JAVA_OPTS}"</text:p>
      <text:p text:style-name="P1"/>
      <text:p text:style-name="P1"># Config properties set for Alluxio worker daemon. (Default: "")</text:p>
      <text:p text:style-name="P1"># E.g. "-Dalluxio.worker.port=49999" to set worker port, "-Xms2048M -Xmx2048M" to limit the heap size of worker. </text:p>
      <text:p text:style-name="P1">export ALLUXIO_WORKER_JAVA_OPTS=" </text:p>
      <text:p text:style-name="P1"><text:s text:c="2"/>-Dalluxio.worker.tieredstore.levels=2</text:p>
      <text:p text:style-name="P1"><text:s text:c="2"/>-Dalluxio.worker.tieredstore.level0.alias=MEM</text:p>
      <text:p text:style-name="P1"><text:s text:c="2"/>-Dalluxio.worker.tieredstore.level0.dirs.path=${ALLUXIO_RAM_FOLDER}</text:p>
      <text:p text:style-name="P1"><text:s text:c="2"/>-Dalluxio.worker.tieredstore.level0.dirs.quota=${ALLUXIO_WORKER_MEMORY_SIZE}</text:p>
      <text:p text:style-name="P1"><text:s text:c="2"/>-Dalluxio.worker.tieredstore.level0.reserved.ratio=0.2</text:p>
      <text:p text:style-name="P1"><text:s text:c="2"/>-Dalluxio.worker.tieredstore.level1.alias=HDD</text:p>
      <text:p text:style-name="P1"><text:s text:c="2"/>-Dalluxio.worker.tieredstore.level1.dirs.path=/usr/hadoop</text:p>
      <text:p text:style-name="P1"><text:s text:c="2"/>-Dalluxio.worker.tieredstore.level1.dirs.quota=3GB</text:p>
      <text:p text:style-name="P1"><text:s text:c="2"/>-Dalluxio.worker.tieredstore.level1.reserved.ratio=0.1</text:p>
      <text:p text:style-name="P1"><text:s text:c="2"/>-Dalluxio.worker.memory.size=${ALLUXIO_WORKER_MEMORY_SIZE}</text:p>
      <text:p text:style-name="P1"><text:s text:c="2"/>-Dalluxio.worker.tieredstore.reserver.enabled=true</text:p>
      <text:p text:style-name="P1">"</text:p>
      <text:p text:style-name="P1"/>
      <text:p text:style-name="P1"># Config properties set for Alluxio shell. (Default: "")</text:p>
      <text:p text:style-name="P1"># E.g. "-Dalluxio.user.file.writetype.default=CACHE_THROUGH"</text:p>
      <text:p text:style-name="P1">export ALLUXIO_USER_JAVA_OPTS="</text:p>
      <text:p text:style-name="P1"><text:s text:c="2"/>-Dalluxio.user.block.size.bytes.default=1KB</text:p>
      <text:p text:style-name="P1"><text:s text:c="2"/>-Dalluxio.user.file.buffer.bytes=100B</text:p>
      <text:p text:style-name="P1"><text:s text:c="2"/>-Dalluxio.user.ufs.delegation.write.buffer.size.bytes=100B</text:p>
      <text:p text:style-name="P1"/>
      <text:p text:style-name="P1">"</text:p>
      <text:p text:style-name="P1"><text:s/></text:p>
      <text:p text:style-name="P1"/>
      <text:p text:style-name="P1">export JAVA_HOME=/root/jdk1.7.0_76</text:p>
      <text:p text:style-name="P1">export JAVA="/root/jdk1.7.0_76/bin/jav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13:17:41</dc:date>
    <dc:creator>root </dc:creator>
    <meta:document-statistic meta:table-count="0" meta:image-count="0" meta:object-count="0" meta:page-count="2" meta:paragraph-count="77" meta:word-count="404" meta:character-count="3745" meta:non-whitespace-character-count="3370"/>
    <meta:generator>LibreOffice/4.0.4.2$Linux_X86_64 LibreOffice_project/400m0$Build-2</meta:generator>
  </office:meta>
</office:document-meta>
</file>